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6b1c" officeooo:paragraph-rsid="001f6b1c" style:font-weight-asian="bold" style:font-weight-complex="bold"/>
    </style:style>
    <style:style style:name="P2" style:family="paragraph" style:parent-style-name="Standard">
      <style:text-properties fo:font-weight="normal" officeooo:rsid="001f6b1c" officeooo:paragraph-rsid="001f6b1c" style:font-weight-asian="normal" style:font-weight-complex="normal"/>
    </style:style>
    <style:style style:name="P3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4" style:family="paragraph" style:parent-style-name="Standard">
      <style:text-properties officeooo:rsid="001407c0" officeooo:paragraph-rsid="001407c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6b1c"/>
    </style:style>
    <style:style style:name="T3" style:family="text">
      <style:text-properties fo:color="#ff3333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202b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<text:span text:style-name="T6">x</text:span>L<text:span text:style-name="T6">x</text:span> German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2-05T13:28:41.678957934</dc:date>
    <meta:editing-duration>PT59M25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